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master-page-name="Standard">
      <style:paragraph-properties style:page-number="1"/>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njour, je suis Lucas Da Silveira, un passionné du développement web. Je suis convaincu que le web est le lieu où l'informatique rencontre la créativité, et j'aspire à jouer un rôle clé dans cette fusion passionnante.</text:p>
      <text:p text:style-name="Standard"/>
      <text:p text:style-name="Standard">Mon intérêt pour le développement web déboule de plusieurs raisons .Tout d’abord , le web est devenu l'épine dorsale de la communication mondiale, et je crois que mon rôle consiste à créer des sites web qui allient esthétisme et efficacité pour un public mondial.</text:p>
      <text:p text:style-name="Standard"/>
      <text:p text:style-name="Standard">Mes compétences clés comprennent :</text:p>
      <text:list xml:id="list2871471010" text:style-name="WWNum1">
        <text:list-item>
          <text:p text:style-name="P1">Développement front-end avec des langages tels que JavaScript, HTML et CSS, pour créer des interfaces interactives, réactives et attrayantes. </text:p>
        </text:list-item>
        <text:list-item>
          <text:p text:style-name="P1">Manipulation et gestion de bases de données SQL pour des applications web robustes et performantes. </text:p>
        </text:list-item>
        <text:list-item>
          <text:p text:style-name="P1">Expertise dans Node.js pour le développement côté serveur, permettant de construire des applications web hautement évolutives. </text:p>
        </text:list-item>
        <text:list-item>
          <text:p text:style-name="P1">Maîtrise des frameworks Vue.js pour le développement front-end et Flask pour la création d'applications web légères et modulaires. </text:p>
        </text:list-item>
        <text:list-item>
          <text:p text:style-name="P1">Création de sites web sécurisés en implémentant des meilleures pratiques de sécurité.</text:p>
        </text:list-item>
      </text:list>
      <text:p text:style-name="Standard"/>
      <text:p text:style-name="Standard">Ce qui fait de moi un professionnel unique, c'est ma passion pour le travail en équipe et ma capacité à être autonome. J'adore collaborer avec d'autres esprits créatifs pour résoudre des problèmes complexes, mais je peux également travailler de manière indépendante pour garantir que les projets avancent sans heurts. Ma rigueur m'aide à maintenir des normes élevées de qualité, de performance et de sécurité dans tout ce que je fais.</text:p>
      <text:p text:style-name="Standard"/>
      <text:p text:style-name="Standard">De plus, ma curiosité insatiable est un moteur essentiel de ma réussite dans le domaine du développement web. Je suis constamment à la recherche de nouvelles technologies, de tendances émergentes et d'approches innovantes pour améliorer mes compétences et offrir les meilleures solutions à mes clients.</text:p>
      <text:p text:style-name="Standard"/>
      <text:p text:style-name="Standard">Mon objectif professionnel est de devenir un développeur full stack de premier plan. En combinant mes compétences en développement front-end, back-end et en bases de données, je souhaite créer des applications web complètes, de la conception à la mise en œuvre, offrant une expérience utilisateur inégalée.</text:p>
      <text:p text:style-name="Standard"/>
      <text:p text:style-name="Standard">N'hésitez pas à me contacter si vous souhaitez discuter de projets de développement web, de collaborations ou simplement discuter des dernières tendances dans le domaine du web. Je suis ouvert aux opportunités et enthousiaste à l'idée de rencontrer des professionnels partageant la même pa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375" meta:character-count="2442" meta:non-whitespace-character-count="2080"/>
    <meta:generator>LibreOfficeDev/6.0.5.2$Linux_X86_64 LibreOffice_project/</meta:generator>
  </office:meta>
</office:document-meta>
</file>